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36pt"/>
    </style:style>
    <style:style style:name="co2" style:family="table-column">
      <style:table-column-properties fo:break-before="auto" style:column-width="248.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MaKhoaHoc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TenL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0</text:p>
          </table:table-cell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ông nghệ thông tin K40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0</text:p>
          </table:table-cell>
          <table:table-cell table:style-name="ce1" office:value-type="string" calcext:value-type="string">
            <text:p>CNTTK40B</text:p>
          </table:table-cell>
          <table:table-cell table:style-name="ce1" office:value-type="string" calcext:value-type="string">
            <text:p>Công nghệ thông tin K40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0</text:p>
          </table:table-cell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ông nghệ thông tin K40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1" office:value-type="string" calcext:value-type="string">
            <text:p>CNTTK41A</text:p>
          </table:table-cell>
          <table:table-cell table:style-name="ce1" office:value-type="string" calcext:value-type="string">
            <text:p>Công nghệ thông tin K41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1" office:value-type="string" calcext:value-type="string">
            <text:p>CNTTK41B</text:p>
          </table:table-cell>
          <table:table-cell table:style-name="ce1" office:value-type="string" calcext:value-type="string">
            <text:p>Công nghệ thông tin K41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1" office:value-type="string" calcext:value-type="string">
            <text:p>CNTTK41C</text:p>
          </table:table-cell>
          <table:table-cell table:style-name="ce1" office:value-type="string" calcext:value-type="string">
            <text:p>Công nghệ thông tin K41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1</text:p>
          </table:table-cell>
          <table:table-cell table:style-name="ce1" office:value-type="string" calcext:value-type="string">
            <text:p>KTPMK41</text:p>
          </table:table-cell>
          <table:table-cell table:style-name="ce1" office:value-type="string" calcext:value-type="string">
            <text:p>Kỹ thuật phần mềm K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2</text:p>
          </table:table-cell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ông nghệ thông tin K42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2</text:p>
          </table:table-cell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ông nghệ thông tin K42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2</text:p>
          </table:table-cell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ông nghệ thông tin K42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2</text:p>
          </table:table-cell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ỹ thuật phần mềm K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3</text:p>
          </table:table-cell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ông nghệ thông tin K43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3</text:p>
          </table:table-cell>
          <table:table-cell table:style-name="ce1" office:value-type="string" calcext:value-type="string">
            <text:p>CNTTK43B</text:p>
          </table:table-cell>
          <table:table-cell table:style-name="ce1" office:value-type="string" calcext:value-type="string">
            <text:p>Công nghệ thông tin K43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3</text:p>
          </table:table-cell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ông nghệ thông tin K43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3</text:p>
          </table:table-cell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ông nghệ thông tin K43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43</text:p>
          </table:table-cell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ỹ thuật phần mềm K43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p" style:display-name="PageStyle_l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6.0.5.2$Linux_X86_64 LibreOffice_project/</meta:generator>
  </office:meta>
</office:document-meta>
</file>